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lArabiya" svg:font-family="AlArabiya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language="en" fo:country="none"/>
    </style:style>
    <style:style style:name="P4" style:family="paragraph" style:parent-style-name="Standard">
      <style:paragraph-properties fo:text-align="justify" style:justify-single-word="false"/>
      <style:text-properties fo:language="en" fo:country="none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8" style:family="paragraph" style:parent-style-name="Text_20_body">
      <style:paragraph-properties fo:margin-left="0.494cm" fo:margin-right="0.512cm" fo:text-align="justify" style:justify-single-word="false" fo:text-indent="0.265cm" style:auto-text-indent="false" fo:background-color="#e6e6e6">
        <style:background-image/>
      </style:paragraph-properties>
    </style:style>
    <style:style style:name="P9" style:family="paragraph" style:parent-style-name="Text_20_body">
      <style:paragraph-properties fo:margin-left="0.476cm" fo:margin-right="0.512cm" fo:text-align="justify" style:justify-single-word="false" fo:text-indent="0.282cm" style:auto-text-indent="false" fo:background-color="#e6e6e6">
        <style:background-image/>
      </style:paragraph-properties>
    </style:style>
    <style:style style:name="P10" style:family="paragraph" style:parent-style-name="Text_20_body">
      <style:paragraph-properties fo:margin-left="0.476cm" fo:margin-right="0.512cm" fo:text-align="justify" style:justify-single-word="false" fo:text-indent="0.247cm" style:auto-text-indent="false" fo:background-color="#e6e6e6">
        <style:background-image/>
      </style:paragraph-properties>
    </style:style>
    <style:style style:name="P11" style:family="paragraph" style:parent-style-name="Preformatted_20_Text">
      <style:paragraph-properties fo:margin-left="0.503cm" fo:margin-right="0.476cm" fo:text-align="justify" style:justify-single-word="false" fo:text-indent="0.247cm" style:auto-text-indent="false" fo:background-color="#e6e6e6">
        <style:background-image/>
      </style:paragraph-properties>
    </style:style>
    <style:style style:name="P12" style:family="paragraph" style:parent-style-name="Preformatted_20_Text">
      <style:paragraph-properties fo:margin-left="0.503cm" fo:margin-right="0.476cm" fo:text-indent="0.247cm" style:auto-text-indent="false" fo:background-color="#e6e6e6">
        <style:background-image/>
      </style:paragraph-properties>
      <style:text-properties fo:font-size="8pt" style:font-size-asian="8pt" style:font-size-complex="8pt"/>
    </style:style>
    <style:style style:name="P13" style:family="paragraph" style:parent-style-name="Preformatted_20_Text">
      <style:paragraph-properties fo:margin-left="0.503cm" fo:margin-right="0.476cm" fo:margin-top="0cm" fo:margin-bottom="0.499cm" fo:text-align="justify" style:justify-single-word="false" fo:text-indent="0.247cm" style:auto-text-indent="false" fo:background-color="#e6e6e6">
        <style:background-image/>
      </style:paragraph-properties>
    </style:style>
    <style:style style:name="P14" style:family="paragraph" style:parent-style-name="Standard">
      <style:paragraph-properties fo:text-align="justify" style:justify-single-word="false"/>
      <style:text-properties fo:language="en" fo:country="none"/>
    </style:style>
    <style:style style:name="P15" style:family="paragraph" style:parent-style-name="Standard">
      <style:paragraph-properties fo:text-align="justify" style:justify-single-word="false"/>
      <style:text-properties style:font-name="Nimbus Roman No9 L" fo:language="en" fo:country="none"/>
    </style:style>
    <style:style style:name="P16" style:family="paragraph" style:parent-style-name="Standard">
      <style:paragraph-properties fo:text-align="justify" style:justify-single-word="false"/>
      <style:text-properties style:font-name="Nimbus Roman No9 L" fo:language="en" fo:country="none" fo:font-style="normal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Nimbus Roman No9 L"/>
    </style:style>
    <style:style style:name="P18" style:family="paragraph" style:parent-style-name="Heading_20_3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text-properties fo:font-size="14pt" style:font-size-asian="14pt" style:font-size-complex="14pt"/>
    </style:style>
    <style:style style:name="P21" style:family="paragraph" style:parent-style-name="Heading_20_1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23" style:family="paragraph" style:parent-style-name="Heading_20_2">
      <style:paragraph-properties fo:break-before="pag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language="en" fo:country="none" fo:font-style="normal" style:font-style-asian="normal" style:font-style-complex="normal"/>
    </style:style>
    <style:style style:name="T9" style:family="text">
      <style:text-properties fo:language="en" fo:country="non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Nimbus Roman No9 L"/>
    </style:style>
    <style:style style:name="T11" style:family="text">
      <style:text-properties style:font-name="Nimbus Roman No9 L" fo:language="en" fo:country="none"/>
    </style:style>
    <style:style style:name="T12" style:family="text">
      <style:text-properties style:font-name="Nimbus Roman No9 L" fo:language="en" fo:country="none" fo:font-weight="bold" style:font-weight-asian="bold" style:font-weight-complex="bold"/>
    </style:style>
    <style:style style:name="T13" style:family="text">
      <style:text-properties style:font-name="Nimbus Roman No9 L" fo:language="en" fo:country="none" fo:font-weight="normal" style:font-weight-asian="normal" style:font-weight-complex="normal"/>
    </style:style>
    <style:style style:name="T14" style:family="text">
      <style:text-properties style:font-name="Nimbus Roman No9 L" fo:language="en" fo:country="none" fo:font-style="normal" style:font-style-asian="normal" style:font-style-complex="normal"/>
    </style:style>
    <style:style style:name="T15" style:family="text">
      <style:text-properties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Nimbus Roman No9 L" fo:font-size="12pt" style:font-size-asian="12pt" style:font-size-complex="12pt"/>
    </style:style>
    <style:style style:name="T18" style:family="text">
      <style:text-properties style:font-name="Nimbus Roman No9 L" fo:font-style="italic"/>
    </style:style>
    <style:style style:name="T19" style:family="text">
      <style:text-properties style:font-name="Nimbus Roman No9 L" fo:font-weight="bold" style:font-weight-asian="bold" style:font-weight-complex="bold"/>
    </style:style>
    <style:style style:name="T20" style:family="text">
      <style:text-properties style:font-name="Nimbus Roman No9 L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language="en" fo:country="none" style:font-size-asian="8pt" style:font-size-complex="8pt"/>
    </style:style>
    <style:style style:name="T25" style:family="text">
      <style:text-properties style:font-name="DejaVu Sans" style:font-name-asian="DejaVu Sans" style:font-name-complex="DejaVu Sans"/>
    </style:style>
    <style:style style:name="T26" style:family="text">
      <style:text-properties style:font-name="DejaVu Sans" fo:font-size="8pt" fo:language="en" fo:country="none" style:font-name-asian="DejaVu Sans" style:font-size-asian="8pt" style:font-name-complex="DejaVu Sans" style:font-size-complex="8pt"/>
    </style:style>
    <style:style style:name="T27" style:family="text">
      <style:text-properties fo:color="#4c4c4c" fo:font-size="8pt" fo:language="en" fo:country="none" fo:background-color="transparent" style:font-size-asian="8pt" style:font-size-complex="8pt"/>
    </style:style>
    <style:style style:name="T28" style:family="text">
      <style:text-properties fo:color="#4c4c4c" fo:font-size="8pt" fo:language="en" fo:country="none" style:font-size-asian="8pt" style:font-size-complex="8pt"/>
    </style:style>
    <style:style style:name="T29" style:family="text">
      <style:text-properties fo:color="#ff0000" fo:font-size="8pt" fo:language="en" fo:country="none" style:font-size-asian="8pt" style:font-size-complex="8pt"/>
    </style:style>
    <style:style style:name="T30" style:family="text">
      <style:text-properties fo:color="#ff0000" fo:font-size="8pt" style:font-size-asian="8pt" style:font-size-complex="8pt"/>
    </style:style>
    <style:style style:name="T31" style:family="text">
      <style:text-properties fo:color="#ff0000" style:font-name="Nimbus Roman No9 L"/>
    </style:style>
    <style:style style:name="T32" style:family="text">
      <style:text-properties fo:color="#ff0000"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ff0000" style:font-name="Nimbus Roman No9 L" fo:language="en" fo:country="none" fo:font-style="normal" style:font-style-asian="normal" style:font-style-complex="normal"/>
    </style:style>
    <style:style style:name="T34" style:family="text">
      <style:text-properties fo:color="#ff0000"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ff0000" style:font-name="Nimbus Roman No9 L" fo:font-style="italic" style:font-style-asian="italic" style:font-style-complex="italic"/>
    </style:style>
    <style:style style:name="T36" style:family="text">
      <style:text-properties fo:color="#ff0000" style:font-name="Nimbus Roman No9 L" fo:font-style="normal" style:font-style-asian="normal" style:font-style-complex="normal"/>
    </style:style>
    <style:style style:name="T37" style:family="text">
      <style:text-properties fo:color="#355e00" fo:font-size="8pt" fo:language="en" fo:country="none" style:font-size-asian="8pt" style:font-size-complex="8pt"/>
    </style:style>
    <style:style style:name="T38" style:family="text">
      <style:text-properties fo:color="#000000" style:font-name="Nimbus Roman No9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EP #26 : Extend “strsplit”</text:h>
      <text:p text:style-name="P5"/>
      <text:p text:style-name="P1"/>
      <text:p text:style-name="P1">Title: extends strsplit()</text:p>
      <text:p text:style-name="P1">Version: 1.0</text:p>
      <text:p text:style-name="P1">Author: Pierre MARECHAL (pierre.marechal@scilab.org)</text:p>
      <text:p text:style-name="P1">Review: </text:p>
      <text:p text:style-name="P1">Commented: </text:p>
      <text:p text:style-name="P1">State:<text:span text:style-name="T21"> </text:span><text:span text:style-name="T22">Proposal</text:span></text:p>
      <text:p text:style-name="P1">Scilab-Version: 5.2</text:p>
      <text:p text:style-name="P1">Vote:</text:p>
      <text:p text:style-name="P1">Created: 6<text:span text:style-name="T5">th</text:span> May 2009</text:p>
      <text:p text:style-name="P5"/>
      <text:p text:style-name="P1"/>
      <text:h text:style-name="P20" text:outline-level="1">Abstract</text:h>
      <text:p text:style-name="P1"/>
      <text:p text:style-name="P1"><text:span text:style-name="T10"><text:tab/>The </text:span><text:span text:style-name="Source_20_Text"><text:span text:style-name="T10">split()</text:span></text:span><text:span text:style-name="T10"> function is used to split a string into smaller sections.</text:span></text:p>
      <text:p text:style-name="P2"/>
      <text:p text:style-name="P1"><text:span text:style-name="T10"><text:tab/>Actually, </text:span><text:span text:style-name="Source_20_Text"><text:span text:style-name="T11">strsplit(</text:span></text:span><text:span text:style-name="Source_20_Text"><text:span text:style-name="T12">str</text:span></text:span><text:span text:style-name="Source_20_Text"><text:span text:style-name="T13">,</text:span></text:span><text:span text:style-name="Source_20_Text"><text:span text:style-name="T12">ind</text:span></text:span><text:span text:style-name="Source_20_Text"><text:span text:style-name="T11">)</text:span></text:span><text:span text:style-name="T11"> splits the string “</text:span><text:span text:style-name="Source_20_Text"><text:span text:style-name="T12">str</text:span></text:span><text:span text:style-name="Source_20_Text"><text:span text:style-name="T13">”</text:span></text:span><text:span text:style-name="T11"> into a vector of strings at the points given by the indices </text:span><text:span text:style-name="Source_20_Text"><text:span text:style-name="T11">in</text:span></text:span><text:span text:style-name="T11"> “</text:span><text:span text:style-name="T12">ind</text:span><text:span text:style-name="T11">” and returns a column vector of string.</text:span></text:p>
      <text:p text:style-name="P3"/>
      <text:p text:style-name="P1"><text:span text:style-name="T11"><text:tab/></text:span><text:span text:style-name="T6">This SEP proposes to add the capability to split a string on a single character, a group of characters or a regular expression (a pattern).</text:span></text:p>
      <text:p text:style-name="P4"/>
      <text:p text:style-name="P1"><text:span text:style-name="T6"><text:tab/>The present document also suggests to add a third input argument </text:span><text:span text:style-name="T8">“</text:span><text:span text:style-name="T9">limit</text:span><text:span text:style-name="T8">”</text:span><text:span text:style-name="T7">. </text:span><text:span text:style-name="T14">If </text:span><text:span text:style-name="T16">“</text:span><text:span text:style-name="Teletype"><text:span text:style-name="T15">limit</text:span></text:span><text:span text:style-name="Teletype"><text:span text:style-name="T16">”</text:span></text:span><text:span text:style-name="T14"> is set, the returned array will contain a maximum of “</text:span><text:span text:style-name="Teletype"><text:span text:style-name="T15">limit</text:span></text:span><text:span text:style-name="Teletype"><text:span text:style-name="T14">”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4"/>
      <text:p text:style-name="P4"/>
      <text:h text:style-name="P21" text:outline-level="1">Rational</text:h>
      <text:p text:style-name="P22"/>
      <text:p text:style-name="P3"><text:tab/>With the current behavior, Scilab user has to know where he will split the string and in how many sub-sections before calling strsplit() function. This can be very limiting when parsing strings.</text:p>
      <text:p text:style-name="P3"/>
      <text:p text:style-name="P3"><text:tab/>For example, to parse the following “crappy” but allowed ini file. Spaces have been replaced by dots and tabulations by arrows.</text:p>
      <text:p text:style-name="P3"/>
      <text:p text:style-name="P11"><text:span text:style-name="Teletype"><text:span text:style-name="T24">server.name.......=.scilab.org</text:span></text:span></text:p>
      <text:p text:style-name="P12">port..<text:span text:style-name="T25">→→</text:span>=.143</text:p>
      <text:p text:style-name="P13"><text:span text:style-name="Teletype"><text:span text:style-name="T24">database.=</text:span></text:span><text:span text:style-name="Teletype"><text:span text:style-name="T26">→</text:span></text:span><text:span text:style-name="Teletype"><text:span text:style-name="T24">members</text:span></text:span></text:p>
      <text:p text:style-name="P3"/>
      <text:p text:style-name="P3"/>
      <text:p text:style-name="P3"/>
      <text:p text:style-name="P3"/>
      <text:p text:style-name="P3"><text:soft-page-break/></text:p>
      <text:p text:style-name="P3">With the current behavior, for each line, </text:p>
      <text:p text:style-name="P1"><text:span text:style-name="Teletype"><text:span text:style-name="T24"/></text:span></text:p>
      <text:p text:style-name="P11"><text:span text:style-name="Teletype"><text:span text:style-name="T27">// Detect the “=” index</text:span></text:span></text:p>
      <text:p text:style-name="P11"><text:span text:style-name="Teletype"><text:span text:style-name="T24">equal_ind = regexp(line,</text:span></text:span><text:span text:style-name="Teletype"><text:span text:style-name="T29">”/=/”</text:span></text:span><text:span text:style-name="Teletype"><text:span text:style-name="T24">,</text:span></text:span><text:span text:style-name="Teletype"><text:span text:style-name="T29">”o”</text:span></text:span><text:span text:style-name="Teletype"><text:span text:style-name="T24">)</text:span></text:span></text:p>
      <text:p text:style-name="P11"><text:span text:style-name="Teletype"><text:span text:style-name="T24"/></text:span></text:p>
      <text:p text:style-name="P11"><text:span text:style-name="Teletype"><text:span text:style-name="T28">// Split the line </text:span></text:span></text:p>
      <text:p text:style-name="P11"><text:span text:style-name="Teletype"><text:span text:style-name="T24">splitted_line = split(line,equal_ind)</text:span></text:span></text:p>
      <text:p text:style-name="P11"><text:span text:style-name="Teletype"><text:span text:style-name="T24"/></text:span></text:p>
      <text:p text:style-name="P11"><text:span text:style-name="Teletype"><text:span text:style-name="T28">// Remove the “=” character</text:span></text:span></text:p>
      <text:p text:style-name="P11"><text:span text:style-name="Teletype"><text:span text:style-name="T24">splitted_line = strsubst(splitted_line,</text:span></text:span><text:span text:style-name="Teletype"><text:span text:style-name="T29">”=”</text:span></text:span><text:span text:style-name="Teletype"><text:span text:style-name="T24">,</text:span></text:span><text:span text:style-name="Teletype"><text:span text:style-name="T29">””</text:span></text:span><text:span text:style-name="Teletype"><text:span text:style-name="T24">)</text:span></text:span></text:p>
      <text:p text:style-name="P11"><text:span text:style-name="Teletype"><text:span text:style-name="T24"/></text:span></text:p>
      <text:p text:style-name="P11"><text:span text:style-name="Teletype"><text:span text:style-name="T28">// Remove the leading and trailing white space characters</text:span></text:span></text:p>
      <text:p text:style-name="P11"><text:span text:style-name="Teletype"><text:span text:style-name="T24">splitted_line = stripblanks(splitted_line,</text:span></text:span><text:span text:style-name="Teletype"><text:span text:style-name="T37">%T</text:span></text:span><text:span text:style-name="Teletype"><text:span text:style-name="T24">);</text:span></text:span></text:p>
      <text:p text:style-name="P13"><text:span text:style-name="Teletype"><text:span text:style-name="T24"/></text:span></text:p>
      <text:p text:style-name="P3">With the proposed improvement, this can be packed in one small line:</text:p>
      <text:p text:style-name="P11"><text:span text:style-name="Teletype"><text:span text:style-name="T24">splitted_line = strsplit(line,</text:span></text:span><text:span text:style-name="Teletype"><text:span text:style-name="T29">”/\s*=\s*/”</text:span></text:span><text:span text:style-name="Teletype"><text:span text:style-name="T24">);</text:span></text:span></text:p>
      <text:p text:style-name="P3"/>
      <text:p text:style-name="P3"/>
      <text:h text:style-name="P19" text:outline-level="1"><text:span text:style-name="Teletype"><text:span text:style-name="T2">Return value</text:span></text:span></text:h>
      <text:p text:style-name="P6"><text:span text:style-name="Teletype"><text:span text:style-name="T2"/></text:span></text:p>
      <text:p text:style-name="P8"><text:span text:style-name="Teletype"><text:span text:style-name="T24">--&gt; strsplit(</text:span></text:span><text:span text:style-name="Teletype"><text:span text:style-name="T29">str</text:span></text:span><text:span text:style-name="Teletype"><text:span text:style-name="T24">,</text:span></text:span><text:span text:style-name="Teletype"><text:span text:style-name="T29">pattern,limit</text:span></text:span><text:span text:style-name="Teletype"><text:span text:style-name="T24">)</text:span></text:span></text:p>
      <text:p text:style-name="P3"/>
      <text:p text:style-name="P1"><text:span text:style-name="T11"><text:tab/>Returns an column vector of strings, each of which is a substring of </text:span><text:span text:style-name="Teletype"><text:span text:style-name="T32">str</text:span></text:span><text:span text:style-name="T11"> formed by splitting it on boundaries formed by the case-sensitive regular expression </text:span><text:span text:style-name="Teletype"><text:span text:style-name="T33">pattern</text:span></text:span><text:span text:style-name="T11"> . </text:span><text:span text:style-name="T10">If there are n occurrences of </text:span><text:span text:style-name="Teletype"><text:span text:style-name="T36">pattern</text:span></text:span><text:span text:style-name="T35"> </text:span><text:span text:style-name="T10">, the returned array will contain </text:span><text:span text:style-name="T18">n+1</text:span><text:span text:style-name="T10"> items. For example, if there is no occurrence of </text:span><text:span text:style-name="Teletype"><text:span text:style-name="T36">pattern</text:span></text:span><text:span text:style-name="T10"> , an array with only one element will be returned. Of course, this is also true if </text:span><text:span text:style-name="Teletype"><text:span text:style-name="T32">str</text:span></text:span><text:span text:style-name="T10"> is empty.</text:span></text:p>
      <text:p text:style-name="P16"/>
      <text:p text:style-name="P1"><text:span text:style-name="T14"><text:tab/>If</text:span><text:span text:style-name="T32"> </text:span><text:span text:style-name="Teletype"><text:span text:style-name="T32">limit</text:span></text:span><text:span text:style-name="T32"> </text:span><text:span text:style-name="T14">is set, the returned array will contain a maximum of</text:span><text:span text:style-name="T34"> </text:span><text:span text:style-name="Teletype"><text:span text:style-name="T32">limit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2"/>
      <text:p text:style-name="P1"><text:span text:style-name="T10"><text:tab/></text:span><text:span text:style-name="T31">pattern</text:span><text:span text:style-name="T38"> string</text:span><text:span text:style-name="T10"> is treated as regular expression if it starts with</text:span><text:span text:style-name="T20"> “/” </text:span><text:span text:style-name="T19">and</text:span><text:span text:style-name="T10"> ends with “/” or “/i”.</text:span></text:p>
      <text:p text:style-name="P4"><text:span text:style-name="Teletype"><text:span text:style-name="T23"/></text:span></text:p>
      <text:h text:style-name="Heading_20_1" text:outline-level="1"><text:span text:style-name="Teletype"><text:span text:style-name="T2">Example Usage</text:span></text:span></text:h>
      <text:h text:style-name="Heading_20_2" text:outline-level="2"><text:bookmark text:name="Example_1_Splitting_"/><text:span text:style-name="Teletype"><text:span text:style-name="T3">Example 1. Splitting on a character</text:span></text:span></text:h>
      <text:p text:style-name="Standard"><text:span text:style-name="Teletype"><text:span text:style-name="T17">A common use of </text:span></text:span><text:span text:style-name="Source_20_Text"><text:span text:style-name="T17">split()</text:span></text:span><text:span text:style-name="Teletype"><text:span text:style-name="T17"> is when parsing data from a file or from another program. In this example, we will split the string on the comma ','. Note that you typically should not use </text:span></text:span><text:span text:style-name="Source_20_Text"><text:span text:style-name="T17">split()</text:span></text:span><text:span text:style-name="Teletype"><text:span text:style-name="T17"> to parse CSV (comma separated value) files in case there are commas in your data: use Text::CSV instead. </text:span></text:span></text:p>
      <text:p text:style-name="Text_20_body"><text:span text:style-name="Teletype"><text:span text:style-name="T4"/></text:span></text:p>
      <text:p text:style-name="P10"><text:span text:style-name="Teletype"><text:span text:style-name="T23">--&gt;strsplit(</text:span></text:span><text:span text:style-name="Teletype"><text:span text:style-name="T30">“abcdef,ghijkl,mnopqr,stuvw,xyz”</text:span></text:span><text:span text:style-name="Teletype"><text:span text:style-name="T23">,</text:span></text:span><text:span text:style-name="Teletype"><text:span text:style-name="T30">”,”</text:span></text:span><text:span text:style-name="Teletype"><text:span text:style-name="T23">) </text:span></text:span></text:p>
      <text:p text:style-name="P10"><text:span text:style-name="Teletype"><text:span text:style-name="T23"><text:s/>ans <text:s/>= </text:span></text:span></text:p>
      <text:p text:style-name="P10"><text:span text:style-name="Teletype"><text:span text:style-name="T23">! abcdef <text:s/>! </text:span></text:span></text:p>
      <text:p text:style-name="P10"><text:span text:style-name="Teletype"><text:span text:style-name="T23">! ghijkl <text:s/>! </text:span></text:span></text:p>
      <text:p text:style-name="P10"><text:span text:style-name="Teletype"><text:span text:style-name="T23">! mnopqr <text:s/>! </text:span></text:span></text:p>
      <text:p text:style-name="P10"><text:span text:style-name="Teletype"><text:span text:style-name="T23">! stuvw <text:s text:c="2"/>!</text:span></text:span></text:p>
      <text:p text:style-name="P10"><text:span text:style-name="Teletype"><text:span text:style-name="T23">! xyz <text:s text:c="4"/>!</text:span></text:span></text:p>
      <text:h text:style-name="Heading_20_2" text:outline-level="2"/>
      <text:h text:style-name="P23" text:outline-level="2"><text:bookmark text:name="Example_2_Splitting_"/>Example 2. Splitting on a string</text:h>
      <text:p text:style-name="Text_20_body">In the same way you use a character to split, you can use a string. In this example, the data is separated by three tildas '~~~'. </text:p>
      <text:p text:style-name="P9"><text:span text:style-name="Teletype"><text:span text:style-name="T23">--&gt;strsplit(</text:span></text:span><text:span text:style-name="Teletype"><text:span text:style-name="T30">“abcdef~~~ghijkl~~~mnopqr~~~stuvw~~~xyz”</text:span></text:span><text:span text:style-name="Teletype"><text:span text:style-name="T23">,</text:span></text:span><text:span text:style-name="Teletype"><text:span text:style-name="T30">”~~~”</text:span></text:span><text:span text:style-name="Teletype"><text:span text:style-name="T23">) </text:span></text:span></text:p>
      <text:p text:style-name="P9"><text:span text:style-name="Teletype"><text:span text:style-name="T23"><text:s/>ans <text:s/>= </text:span></text:span></text:p>
      <text:p text:style-name="P9"><text:span text:style-name="Teletype"><text:span text:style-name="T23">! abcdef <text:s/>! </text:span></text:span></text:p>
      <text:p text:style-name="P9"><text:span text:style-name="Teletype"><text:span text:style-name="T23">! ghijkl <text:s/>! </text:span></text:span></text:p>
      <text:p text:style-name="P9"><text:span text:style-name="Teletype"><text:span text:style-name="T23">! mnopqr <text:s/>! </text:span></text:span></text:p>
      <text:p text:style-name="P9"><text:span text:style-name="Teletype"><text:span text:style-name="T23">! stuvw <text:s text:c="2"/>!</text:span></text:span></text:p>
      <text:p text:style-name="P9"><text:span text:style-name="Teletype"><text:span text:style-name="T23">! xyz <text:s text:c="4"/>!</text:span></text:span></text:p>
      <text:h text:style-name="Heading_20_2" text:outline-level="2"><text:bookmark text:name="Example_3_Splitting_"/>Example 3. Splitting on a pattern</text:h>
      <text:p text:style-name="Text_20_body">In some cases, you may want to split the string on a pattern (regular expression) or a type of character. We'll assume here that you know a little about regular expressions. </text:p>
      <text:p text:style-name="Text_20_body">In this example we will split on any integer: </text:p>
      <text:p text:style-name="Text_20_body"/>
      <text:p text:style-name="P7"><text:span text:style-name="Teletype"><text:span text:style-name="T23">--&gt;strsplit(</text:span></text:span><text:span text:style-name="Teletype"><text:span text:style-name="T30">“abcdef2ghijkl3mnopqr6stuvw7xyz”</text:span></text:span><text:span text:style-name="Teletype"><text:span text:style-name="T23">,</text:span></text:span><text:span text:style-name="Teletype"><text:span text:style-name="T30">”/\d+/”</text:span></text:span><text:span text:style-name="Teletype"><text:span text:style-name="T23">) </text:span></text:span></text:p>
      <text:p text:style-name="P7"><text:span text:style-name="Teletype"><text:span text:style-name="T23"><text:s/>ans <text:s/>= </text:span></text:span></text:p>
      <text:p text:style-name="P7"><text:span text:style-name="Teletype"><text:span text:style-name="T23">! abcdef <text:s/>! </text:span></text:span></text:p>
      <text:p text:style-name="P7"><text:span text:style-name="Teletype"><text:span text:style-name="T23">! ghijkl <text:s/>! </text:span></text:span></text:p>
      <text:p text:style-name="P7"><text:span text:style-name="Teletype"><text:span text:style-name="T23">! mnopqr <text:s/>! </text:span></text:span></text:p>
      <text:p text:style-name="P7"><text:span text:style-name="Teletype"><text:span text:style-name="T23">! stuvw <text:s text:c="2"/>!</text:span></text:span></text:p>
      <text:p text:style-name="P7"><text:span text:style-name="Teletype"><text:span text:style-name="T23">! xyz <text:s text:c="4"/>!</text:span></text:span></text:p>
      <text:p text:style-name="P6"/>
      <text:p text:style-name="P6">In this example we will split on any tabulation: </text:p>
      <text:p text:style-name="P7"><text:span text:style-name="Teletype"><text:span text:style-name="T23">--&gt;strsplit(</text:span></text:span><text:span text:style-name="Teletype"><text:span text:style-name="T30">“abcdef<text:tab/>ghijkl<text:tab/>mnopqr<text:tab/>stuvw<text:tab/>xyz”</text:span></text:span><text:span text:style-name="Teletype"><text:span text:style-name="T23">,</text:span></text:span><text:span text:style-name="Teletype"><text:span text:style-name="T30">”/\t/”</text:span></text:span><text:span text:style-name="Teletype"><text:span text:style-name="T23">) </text:span></text:span></text:p>
      <text:p text:style-name="P7"><text:span text:style-name="Teletype"><text:span text:style-name="T23"><text:s/>ans <text:s/>= </text:span></text:span></text:p>
      <text:p text:style-name="P7"><text:span text:style-name="Teletype"><text:span text:style-name="T23">! abcdef <text:s/>! </text:span></text:span></text:p>
      <text:p text:style-name="P7"><text:span text:style-name="Teletype"><text:span text:style-name="T23">! ghijkl <text:s/>! </text:span></text:span></text:p>
      <text:p text:style-name="P7"><text:span text:style-name="Teletype"><text:span text:style-name="T23">! mnopqr <text:s/>! </text:span></text:span></text:p>
      <text:p text:style-name="P7"><text:span text:style-name="Teletype"><text:span text:style-name="T23">! stuvw <text:s text:c="2"/>!</text:span></text:span></text:p>
      <text:p text:style-name="P7"><text:span text:style-name="Teletype"><text:span text:style-name="T23">! xyz <text:s text:c="4"/>!</text:span></text:span></text:p>
      <text:h text:style-name="P18" text:outline-level="3">Change log</text:h>
      <text:p text:style-name="P6"><text:tab/><text:span text:style-name="T1">1.0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Initial Revision</text:span></text:p>
      <text:h text:style-name="P18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lArabiya" svg:font-family="AlArabiya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5-06T10:43:23</dc:date>
    <meta:editing-cycles>15</meta:editing-cycles>
    <meta:editing-duration>PT21H15M17S</meta:editing-duration>
    <meta:document-statistic meta:table-count="0" meta:image-count="0" meta:object-count="0" meta:page-count="3" meta:paragraph-count="78" meta:word-count="620" meta:character-count="3730"/>
    <meta:user-defined meta:name="Info 1"/>
    <meta:user-defined meta:name="Info 2"/>
    <meta:user-defined meta:name="Info 3"/>
    <meta:user-defined meta:name="Info 4"/>
  </office:meta>
</office:document-meta>
</file>